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.getDimens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.getArgumentsAndReturnSiz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.getDescrip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.get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.getIntern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.getType( final Class &lt; ? &gt; clazz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Type.getMethodDescriptor( final Type returnType , final Type ... argument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ype.getArgumen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.getClassName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Type.getMethodDescriptor( final Method metho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ype.getReturnTypeOffset( final String methodDescrip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ype.getObjectType( final String intern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.getType( final String type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.getReturnType( final String method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.getElem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.getArgumentsAndReturnSizes( final String methodDescripto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ype.getSize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ype.appendDescriptor( final Class &lt; ? &gt; clazz , final StringBuilder stringBuilde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Type.Type( final int sort , final String valueBuffer , final int valueBegin , final int value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.getReturnType( final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.getArgumentTypes( final String methodDescripto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ype.getTypeInternal( final String descriptorBuffer , final int descriptorBegin , final int descriptorEnd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ype.getMethodType( final Type returnType , final Type ... argument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ype.getOpcode( final int opcode )</text:p>
          </table:table-cell>
          <table:table-cell office:value-type="float" office:value="33">
            <text:p text:style-name="Table_20_Contents">33</text:p>
          </table:table-cell>
          <table:table-cell office:value-type="float" office:value="31">
            <text:p text:style-name="Table_20_Contents">31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Type.getS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.appendDescriptor( final StringBuilder stringBuil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.getArgumentTypes( final Method 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ype.getType( final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.getMethodType( final String method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.equals( final Object objec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Type.getInternalName( final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.hashC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.getType( final Constructor &lt; ? &gt; constru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.getDescriptor( final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.getConstructorDescriptor( final Constructor &lt; ? &gt; construc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